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tic SC" svg:font-family="'Amatic SC'" style:font-family-generic="roman" style:font-pitch="variable"/>
    <style:font-face style:name="Amatic SC1" svg:font-family="'Amatic SC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5674in"/>
    </style:style>
    <style:style style:name="Table1.D" style:family="table-column">
      <style:table-column-properties style:column-width="1.5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ce5cd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P1" style:family="paragraph" style:parent-style-name="Standard">
      <loext:graphic-properties draw:fill="solid" draw:fill-color="#f55d4b"/>
      <style:paragraph-properties fo:margin-left="-0.3929in" fo:margin-right="-0.4217in" fo:line-height="100%" fo:text-indent="0in" style:auto-text-indent="false" fo:background-color="#f55d4b"/>
    </style:style>
    <style:style style:name="P2" style:family="paragraph" style:parent-style-name="Standard">
      <style:paragraph-properties fo:margin-top="0.1665in" fo:margin-bottom="0.1665in" style:contextual-spacing="false" fo:line-height="100%" fo:text-align="justify" style:justify-single-word="false"/>
    </style:style>
    <style:style style:name="P3" style:family="paragraph" style:parent-style-name="Heading_20_1">
      <style:paragraph-properties fo:margin-top="0.1665in" fo:margin-bottom="0.1665in" style:contextual-spacing="false" fo:line-height="100%" fo:text-align="justify" style:justify-single-word="false"/>
    </style:style>
    <style:style style:name="P4" style:family="paragraph" style:parent-style-name="Heading_20_1">
      <style:paragraph-properties fo:margin-left="-0.1965in" fo:margin-right="0in" fo:margin-top="0.1665in" fo:margin-bottom="0.1665in" style:contextual-spacing="false" fo:line-height="100%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loext:graphic-properties draw:fill="solid" draw:fill-color="#f3f3f3"/>
      <style:paragraph-properties fo:margin-top="0in" fo:margin-bottom="0in" style:contextual-spacing="false" fo:line-height="100%" fo:background-color="#f3f3f3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7" style:family="paragraph" style:parent-style-name="Title" style:master-page-name="Standard">
      <style:paragraph-properties style:page-number="1"/>
    </style:style>
    <style:style style:name="P8" style:family="paragraph" style:parent-style-name="Standard" style:list-style-name="WWNum1">
      <style:paragraph-properties fo:margin-left="0.5in" fo:margin-right="0in" fo:margin-top="0.1665in" fo:margin-bottom="0in" style:contextual-spacing="fals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align="justify" style:justify-single-word="false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213541"/>
    </style:style>
    <style:style style:name="P11" style:family="paragraph" style:parent-style-name="Standard">
      <loext:graphic-properties draw:fill="solid" draw:fill-color="#f3f3f3"/>
      <style:paragraph-properties fo:margin-top="0in" fo:margin-bottom="0in" style:contextual-spacing="false" fo:line-height="100%" fo:background-color="#f3f3f3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2" style:family="paragraph" style:parent-style-name="Standard">
      <loext:graphic-properties draw:fill="solid" draw:fill-color="#fce5cd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#fce5cd" fo:padding="0in" fo:border="none" fo:keep-with-next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" style:family="text">
      <style:text-properties fo:color="#ffffff" loext:opacity="100%" style:font-name="Amatic SC" fo:font-size="24pt" style:font-name-asian="Amatic SC1" style:font-size-asian="24pt" style:font-name-complex="Amatic SC1" style:font-size-complex="24pt"/>
    </style:style>
    <style:style style:name="T2" style:family="text">
      <style:text-properties fo:color="#ffffff" loext:opacity="100%" style:font-name="Amatic SC" fo:font-size="24pt" fo:font-weight="bold" style:font-name-asian="Amatic SC1" style:font-size-asian="24pt" style:font-weight-asian="bold" style:font-name-complex="Amatic SC1" style:font-size-complex="24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mfortaa" fo:font-size="12pt" style:font-name-asian="Comfortaa1" style:font-size-asian="12pt" style:font-name-complex="Comfortaa1" style:font-size-complex="12pt"/>
    </style:style>
    <style:style style:name="T5" style:family="text">
      <style:text-properties fo:color="#1155cc" loext:opacity="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o7ozodzec4t"/>Práctica 2. Lenguajes Interpretados</text:p>
      <text:p text:style-name="P4"><text:bookmark text:name="_lczosex5af6z"/>Objetivo</text:p>
      <text:list xml:id="list3554839810" text:style-name="WWNum1">
        <text:list-item>
          <text:p text:style-name="P8">Establecer un primer contacto con los lenguajes interpretados</text:p>
        </text:list-item>
        <text:list-item>
          <text:p text:style-name="P9">Analizar e identificar las características de los lenguajes interpretados frente a los lenguajes compilados.</text:p>
        </text:list-item>
      </text:list>
      <text:p text:style-name="P3"><text:bookmark text:name="_mqs1reutgwo"/>Trabajo a realizar</text:p>
      <text:p text:style-name="Standard">Los navegadores web; chrome, safari, firefox, microsoft edge, poseen un motor JavaScript integrado, para que el intérprete empiece a trabajar solo tenemos que indicarle que las líneas del documento son código javascript.</text:p>
      <text:p text:style-name="Standard">Aprovecharemos dicha funcionalidad para entender cómo funcionan los lenguajes interpretados.</text:p>
      <text:p text:style-name="Heading_20_2"><text:bookmark text:name="_ax7qj2knheg9"/><text:s text:c="2"/><text:span text:style-name="T3">1.- Elaboración del código fuente.</text:span></text:p>
      <text:p text:style-name="P2"><text:span text:style-name="T4"><text:s text:c="7"/>Utilizando un editor </text:span>de texto<text:span text:style-name="T4"> crear un archivo </text:span>llamado hola_mundo.html con el siguiente contenido:</text:p>
      <text:p text:style-name="P6">&lt;!DOCTYPE html&gt;</text:p>
      <text:p text:style-name="P6">&lt;html lang="en"&gt;</text:p>
      <text:p text:style-name="P6">&lt;head&gt;</text:p>
      <text:p text:style-name="P6"><text:s/>&lt;meta charset="utf-8"&gt;</text:p>
      <text:p text:style-name="P6"><text:s/>&lt;title&gt;Prueba intérprete Javascript&lt;/title&gt;</text:p>
      <text:p text:style-name="P6">&lt;/head&gt;</text:p>
      <text:p text:style-name="P6"><text:s/>&lt;body&gt;</text:p>
      <text:p text:style-name="P6"><text:s/>&lt;p id="info"&gt;&lt;/p&gt;</text:p>
      <text:p text:style-name="P6"><text:s/>&lt;/body&gt;</text:p>
      <text:p text:style-name="P6">&lt;/html&gt;</text:p>
      <text:p text:style-name="P6">&lt;script src="http://faisalman.github.io/ua-parser-js/src/ua-parser-demo.js"&gt;&lt;/script&gt;</text:p>
      <text:p text:style-name="P6">&lt;script&gt;</text:p>
      <text:p text:style-name="P6"><text:s/>var parser = new UAParser();</text:p>
      <text:p text:style-name="P6"><text:s/>parser.setUA(navigator.userAgent);</text:p>
      <text:p text:style-name="P6"><text:s/>var result = parser.getResult();</text:p>
      <text:p text:style-name="P6"><text:s/>browser = {</text:p>
      <text:p text:style-name="P6"><text:s/>name: result.browser.name,</text:p>
      <text:p text:style-name="P6"><text:s/>version: result.browser.version,</text:p>
      <text:p text:style-name="P6"><text:soft-page-break/><text:s/>renderEngine: result.engine.name,</text:p>
      <text:p text:style-name="P6"><text:s/>renderEngineVersion: result.engine.version,</text:p>
      <text:p text:style-name="P6"><text:s/>javascriptEngine: ""</text:p>
      <text:p text:style-name="P6"><text:s/>}</text:p>
      <text:p text:style-name="P6"><text:s/>if (browser.name == 'Chrome') {</text:p>
      <text:p text:style-name="P6"><text:s/>browser.javascriptEngine = "Google’s V8 engine"</text:p>
      <text:p text:style-name="P6"><text:s/>}else if(browser.name == 'Firefox'){</text:p>
      <text:p text:style-name="P6"><text:s/>browser.javascriptEngine = "Spidermonkey";</text:p>
      <text:p text:style-name="P6"><text:s/>}else if(browser.name == 'Edge'){</text:p>
      <text:p text:style-name="P6"><text:s/>browser.javascriptEngine = "Chakra"</text:p>
      <text:p text:style-name="P6"><text:s/>}else if(browser.name == 'Safari'){</text:p>
      <text:p text:style-name="P6"><text:s/>browser.javascriptEngine = "WebKit’s JavaScriptCore"</text:p>
      <text:p text:style-name="P6"><text:s/>} </text:p>
      <text:p text:style-name="P6">document.getElementById("info").innerHTML = JSON.stringify(browser); </text:p>
      <text:p text:style-name="P6"/>
      <text:p text:style-name="P6">&lt;/script&gt;</text:p>
      <text:p text:style-name="P6"/>
      <text:p text:style-name="P6"/>
      <text:p text:style-name="Heading_20_2"><text:bookmark text:name="_b3ksvuyq4pz7"/>2.- <text:s/>Abre el archivo con el navegador Google Chrome y Firefox y contesta a las siguientes preguntas </text:p>
      <text:p text:style-name="Standard">¿Qué motor utiliza para la interpretación del código JavaScript? Averigua qué versión del lenguaje soporta cada uno de ellos y completa la siguiente tabla.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2">Navegador</text:p>
          </table:table-cell>
          <table:table-cell table:style-name="Table1.A1" office:value-type="string">
            <text:p text:style-name="P12">Versión del Navegador</text:p>
          </table:table-cell>
          <table:table-cell table:style-name="Table1.A1" office:value-type="string">
            <text:p text:style-name="P12">Versión del Navegador</text:p>
          </table:table-cell>
          <table:table-cell table:style-name="Table1.A1" office:value-type="string">
            <text:p text:style-name="P12">ECMAScript soportado</text:p>
          </table:table-cell>
        </table:table-row>
        <table:table-row table:style-name="Table1.1">
          <table:table-cell table:style-name="Table1.A2" office:value-type="string">
            <text:p text:style-name="P5">Mozilla Firefox</text:p>
          </table:table-cell>
          <table:table-cell table:style-name="Table1.B2" office:value-type="string">
            <text:p text:style-name="P5">93.0</text:p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10">ECMAScript2016</text:p>
          </table:table-cell>
        </table:table-row>
        <table:table-row table:style-name="Table1.1">
          <table:table-cell table:style-name="Table1.A3" office:value-type="string">
            <text:p text:style-name="P5">Google Chrome</text:p>
          </table:table-cell>
          <table:table-cell table:style-name="Table1.B3" office:value-type="string">
            <text:p text:style-name="P13">95.0.4638.54</text:p>
          </table:table-cell>
          <table:table-cell table:style-name="Table1.C3" office:value-type="string">
            <text:p text:style-name="P5">renderEngine:Blink</text:p>
          </table:table-cell>
          <table:table-cell table:style-name="Table1.D3" office:value-type="string">
            <text:p text:style-name="P5">ECMAScript 6</text:p>
          </table:table-cell>
        </table:table-row>
        <table:table-row table:style-name="Table1.1">
          <table:table-cell table:style-name="Table1.A4" office:value-type="string">
            <text:p text:style-name="P5">Safari</text:p>
          </table:table-cell>
          <table:table-cell table:style-name="Table1.B4" office:value-type="string">
            <text:p text:style-name="P5">12</text:p>
          </table:table-cell>
          <table:table-cell table:style-name="Table1.C4" office:value-type="string">
            <text:p text:style-name="P5">WebKit’s JavaScriptCore</text:p>
          </table:table-cell>
          <table:table-cell table:style-name="Table1.D4" office:value-type="string">
            <text:p text:style-name="P5">ECMAScript2016</text:p>
          </table:table-cell>
        </table:table-row>
        <table:table-row table:style-name="Table1.1">
          <table:table-cell table:style-name="Table1.A5" office:value-type="string">
            <text:p text:style-name="P5">Microsoft Edge</text:p>
          </table:table-cell>
          <table:table-cell table:style-name="Table1.B5" office:value-type="string">
            <text:p text:style-name="P5">18</text:p>
          </table:table-cell>
          <table:table-cell table:style-name="Table1.C5" office:value-type="string">
            <text:p text:style-name="P5">Chakra</text:p>
          </table:table-cell>
          <table:table-cell table:style-name="Table1.D5" office:value-type="string">
            <text:p text:style-name="P5">ECMA-262</text:p>
          </table:table-cell>
        </table:table-row>
      </table:table>
      <text:p text:style-name="Standard">En la siguiente tabla puedes encontrar información sobre los estándares de javascript y el porcentaje de soporte de cada navegador</text:p>
      <text:p text:style-name="Standard"><text:a xlink:type="simple" xlink:href="https://kangax.github.io/compat-table/es6/" text:style-name="ListLabel_20_10" text:visited-style-name="ListLabel_20_10"><text:span text:style-name="T5">•https://kangax.github.io/compat-table/es6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tic SC" svg:font-family="'Amatic SC'" style:font-family-generic="roman" style:font-pitch="variable"/>
    <style:font-face style:name="Amatic SC1" svg:font-family="'Amatic SC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omfortaa" fo:font-size="12pt" fo:language="es" fo:country="none" style:letter-kerning="false" style:font-name-asian="Comfortaa1" style:font-size-asian="12pt" style:language-asian="zh" style:country-asian="CN" style:font-name-complex="Comforta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omfortaa" fo:font-size="12pt" fo:language="es" fo:country="none" style:letter-kerning="false" style:font-name-asian="Comfortaa1" style:font-size-asian="12pt" style:language-asian="zh" style:country-asian="CN" style:font-name-complex="Comforta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665in" fo:margin-bottom="0.1665in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-0.1965in" fo:margin-right="0in" fo:margin-top="0.1665in" fo:margin-bottom="0.0835in" style:contextual-spacing="false" fo:line-height="100%" fo:text-align="justify" style:justify-single-word="false" fo:keep-together="always" fo:text-indent="0in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-0.3929in" fo:margin-right="0in" fo:margin-top="0.1665in" fo:margin-bottom="0.0417in" style:contextual-spacing="false" fo:line-height="100%" fo:keep-together="always" fo:text-indent="0in" style:auto-text-indent="false" fo:keep-with-next="always"/>
      <style:text-properties style:font-name="Comfortaa" fo:font-family="Comfortaa" style:font-family-generic="roman" style:font-pitch="variable" fo:font-size="24pt" fo:font-weight="bold" style:font-name-asian="Comfortaa1" style:font-family-asian="Comfortaa" style:font-family-generic-asian="system" style:font-pitch-asian="variable" style:font-size-asian="24pt" style:font-weight-asian="bold" style:font-name-complex="Comfortaa1" style:font-family-complex="Comfortaa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55d4b"/>
      <style:paragraph-properties fo:margin-left="-0.3929in" fo:margin-right="-0.4217in" fo:line-height="100%" fo:text-indent="0in" style:auto-text-indent="false" fo:background-color="#f55d4b"/>
    </style:style>
    <style:style style:name="MT1" style:family="text">
      <style:text-properties fo:color="#ffffff" loext:opacity="100%" style:font-name="Amatic SC" fo:font-size="24pt" style:font-name-asian="Amatic SC1" style:font-size-asian="24pt" style:font-name-complex="Amatic SC1" style:font-size-complex="24pt"/>
    </style:style>
    <style:style style:name="MT2" style:family="text">
      <style:text-properties fo:color="#ffffff" loext:opacity="100%" style:font-name="Amatic SC" fo:font-size="24pt" fo:font-weight="bold" style:font-name-asian="Amatic SC1" style:font-size-asian="24pt" style:font-weight-asian="bold" style:font-name-complex="Amatic SC1" style:font-size-complex="24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2"/></text:span><text:span text:style-name="MT2">ENTORNOS DE DESARROLLO<text:tab/><text:tab/><text:tab/>UD2: LENGUAJES DE PROGRAMACIÓN</text:span></text:p>
      </style:header>
      <style:footer>
        <text:p text:style-name="MP1"><text:span text:style-name="MT2">Práctica: Lenguajes Interpretados<text:tab/><text:tab/><text:tab/><text:tab/><text:tab/><text:tab/>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dc:date>2021-10-22T12:02:09.281199639</dc:date>
    <meta:editing-duration>PT4M8S</meta:editing-duration>
    <meta:editing-cycles>1</meta:editing-cycles>
    <meta:document-statistic meta:table-count="1" meta:image-count="0" meta:object-count="0" meta:page-count="2" meta:paragraph-count="67" meta:word-count="275" meta:character-count="2360" meta:non-whitespace-character-count="2106"/>
  </office:meta>
</office:document-meta>
</file>